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4.4cm" svg:height="2.1cm" svg:x="4.4cm" svg:y="6.499cm">
          <text:p text:style-name="P1"><text:span text:style-name="T1">プレイヤーが視界内</text:span></text:p>
          <text:p text:style-name="P1"><text:span text:style-name="T1">にいる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xml:id="id2" draw:id="id2" draw:layer="layout" svg:width="4.2cm" svg:height="1.4cm" svg:x="4.5cm" svg:y="10.5cm">
          <text:p text:style-name="P1"><text:span text:style-name="T1">プレイヤーを追跡</text:span></text:p>
          <text:p text:style-name="P1"><text:span text:style-name="T1">して攻撃</text:span></text:p>
        </draw:rect>
        <draw:connector draw:style-name="gr3" draw:text-style-name="P2" draw:layer="layout" draw:type="lines" svg:x1="6.6cm" svg:y1="8.599cm" svg:x2="6.6cm" svg:y2="10.5cm" draw:start-shape="id1" draw:start-glue-point="6" draw:end-shape="id2" draw:end-glue-point="0" svg:d="m6600 8599v502 898 501">
          <text:p text:style-name="P2">Yes　　　</text:p>
        </draw:connector>
        <draw:rect draw:style-name="gr2" draw:text-style-name="P3" xml:id="id3" draw:id="id3" draw:layer="layout" svg:width="4.4cm" svg:height="1.4cm" svg:x="9.5cm" svg:y="10.5cm">
          <text:p text:style-name="P2"><text:span text:style-name="T2">防衛施設へ行進</text:span></text:p>
        </draw:rect>
        <draw:connector draw:style-name="gr3" draw:text-style-name="P2" draw:layer="layout" draw:type="lines" draw:line-skew="2.398cm" svg:x1="8.8cm" svg:y1="7.549cm" svg:x2="11.7cm" svg:y2="10.5cm" draw:start-shape="id1" draw:start-glue-point="7" draw:end-shape="id3" draw:end-glue-point="0" svg:d="m8800 7549h2900v2450 501">
          <text:p text:style-name="P2">No</text:p>
        </draw:connector>
        <draw:connector draw:style-name="gr4" draw:text-style-name="P2" draw:layer="layout" draw:type="lines" draw:line-skew="0cm 0.458cm" svg:x1="11.7cm" svg:y1="11.9cm" svg:x2="15.912cm" svg:y2="11.441cm" draw:start-shape="id3" draw:start-glue-point="2" draw:end-shape="id4" draw:end-glue-point="3" svg:d="m11700 11900v501l4212-1v-959">
          <text:p/>
        </draw:connector>
        <draw:connector draw:style-name="gr4" draw:text-style-name="P2" xml:id="id5" draw:id="id5" draw:layer="layout" draw:type="lines" svg:x1="6.6cm" svg:y1="6.499cm" svg:x2="15.29cm" svg:y2="5.947cm" draw:start-shape="id1" draw:start-glue-point="4" svg:d="m6600 6499v-501l8690-51v0">
          <text:p/>
        </draw:connector>
        <draw:connector draw:style-name="gr4" draw:text-style-name="P2" xml:id="id4" draw:id="id4" draw:layer="layout" draw:type="lines" svg:x1="15.29cm" svg:y1="5.947cm" svg:x2="15.912cm" svg:y2="11.441cm" draw:start-shape="id5" draw:start-glue-point="3" svg:d="m15290 5947h501l121 5494v0">
          <text:p/>
        </draw:connector>
        <draw:connector draw:style-name="gr4" draw:text-style-name="P2" draw:layer="layout" draw:type="lines" draw:line-skew="0.099cm" svg:x1="6.6cm" svg:y1="11.9cm" svg:x2="3.204cm" svg:y2="12cm" draw:start-shape="id2" draw:start-glue-point="2" draw:end-shape="id6" draw:end-glue-point="2" svg:d="m6600 11900v600l-3396 1v-501">
          <text:p/>
        </draw:connector>
        <draw:connector draw:style-name="gr4" draw:text-style-name="P2" xml:id="id6" draw:id="id6" draw:layer="layout" draw:type="lines" svg:x1="3.204cm" svg:y1="12cm" svg:x2="3.216cm" svg:y2="5.984cm" svg:d="m3204 12000v0l12-6016v0">
          <text:p/>
        </draw:connector>
        <draw:connector draw:style-name="gr4" draw:text-style-name="P2" draw:layer="layout" draw:type="lines" svg:x1="3.216cm" svg:y1="5.984cm" svg:x2="6.6cm" svg:y2="6.499cm" draw:start-shape="id6" draw:start-glue-point="3" draw:end-shape="id1" draw:end-glue-point="4" svg:d="m3216 5984h501l2883 14v501">
          <text:p/>
        </draw:connector>
        <draw:rect draw:style-name="gr2" draw:text-style-name="P2" draw:layer="layout" svg:width="7cm" svg:height="1.1cm" svg:x="3cm" svg:y="2.8cm">
          <text:p text:style-name="P2">通常敵のフロー</text:p>
        </draw:rect>
        <draw:rect draw:style-name="gr2" draw:text-style-name="P4" draw:layer="layout" svg:width="7.2cm" svg:height="1.3cm" svg:x="3.1cm" svg:y="14.9cm">
          <text:p text:style-name="P2"><text:span text:style-name="T3">プレイヤーキラーのフロー</text:span></text:p>
        </draw:rect>
        <draw:rect draw:style-name="gr2" draw:text-style-name="P5" xml:id="id7" draw:id="id7" draw:layer="layout" svg:width="5.6cm" svg:height="2cm" svg:x="4.2cm" svg:y="18.6cm">
          <text:p text:style-name="P5"><text:span text:style-name="T4">全周囲をサーチして</text:span></text:p>
          <text:p text:style-name="P5"><text:span text:style-name="T4">プレイヤー</text:span><text:span text:style-name="T4">or</text:span><text:span text:style-name="T4">デコイを探す</text:span></text:p>
        </draw:rect>
        <draw:rect draw:style-name="gr2" draw:text-style-name="P5" xml:id="id8" draw:id="id8" draw:layer="layout" svg:width="4.8cm" svg:height="1.5cm" svg:x="4.6cm" svg:y="22cm">
          <text:p text:style-name="P2"><text:span text:style-name="T4">一番近いターゲットに</text:span></text:p>
          <text:p text:style-name="P2"><text:span text:style-name="T4">向けて行進</text:span></text:p>
        </draw:rect>
        <draw:rect draw:style-name="gr2" draw:text-style-name="P5" xml:id="id9" draw:id="id9" draw:layer="layout" svg:width="5.7cm" svg:height="1.5cm" svg:x="4.2cm" svg:y="25.2cm">
          <text:p text:style-name="P2"><text:span text:style-name="T4">ターゲットの体力が</text:span></text:p>
          <text:p text:style-name="P2"><text:span text:style-name="T4">無くなるまで攻撃</text:span></text:p>
        </draw:rect>
        <draw:connector draw:style-name="gr4" draw:text-style-name="P2" draw:layer="layout" draw:type="lines" svg:x1="7cm" svg:y1="20.6cm" svg:x2="7cm" svg:y2="22cm" draw:start-shape="id7" draw:start-glue-point="2" draw:end-shape="id8" draw:end-glue-point="0" svg:d="m7000 20600v501 398 501">
          <text:p/>
        </draw:connector>
        <draw:connector draw:style-name="gr4" draw:text-style-name="P2" draw:layer="layout" draw:type="lines" svg:x1="7cm" svg:y1="23.5cm" svg:x2="7.05cm" svg:y2="25.2cm" draw:start-shape="id8" draw:start-glue-point="2" draw:end-shape="id9" draw:end-glue-point="0" svg:d="m7000 23500v501l50 698v501">
          <text:p/>
        </draw:connector>
        <draw:connector draw:style-name="gr4" draw:text-style-name="P2" xml:id="id10" draw:id="id10" draw:layer="layout" draw:type="lines" svg:x1="7.05cm" svg:y1="26.7cm" svg:x2="11.515cm" svg:y2="27.204cm" draw:start-shape="id9" draw:start-glue-point="2" svg:d="m7050 26700v501l4465 3v0">
          <text:p/>
        </draw:connector>
        <draw:connector draw:style-name="gr4" draw:text-style-name="P2" xml:id="id11" draw:id="id11" draw:layer="layout" draw:type="lines" svg:x1="11.515cm" svg:y1="27.204cm" svg:x2="11.962cm" svg:y2="17.962cm" draw:start-shape="id10" draw:start-glue-point="3" svg:d="m11515 27204h501l-54-9242v0">
          <text:p/>
        </draw:connector>
        <draw:connector draw:style-name="gr4" draw:text-style-name="P2" draw:layer="layout" draw:type="lines" draw:line-skew="0cm -0.499cm" svg:x1="11.962cm" svg:y1="17.962cm" svg:x2="7cm" svg:y2="18.6cm" draw:start-shape="id11" draw:start-glue-point="3" draw:end-shape="id7" draw:end-glue-point="0" svg:d="m11962 17962v-501l-4962 139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7T15:50:16.14</meta:creation-date>
    <dc:date>2014-08-27T16:21:29.60</dc:date>
    <meta:editing-duration>PT31M13S</meta:editing-duration>
    <meta:editing-cycles>2</meta:editing-cycles>
    <meta:generator>OpenOffice/4.0.1$Win32 OpenOffice.org_project/401m5$Build-9714</meta:generator>
    <meta:document-statistic meta:object-count="21"/>
  </office:meta>
</office:document-meta>
</file>